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draw:auto-grow-height="true" fo:min-height="2.051cm"/>
      <style:paragraph-properties style:writing-mode="lr-tb"/>
    </style:style>
    <style:style style:name="pr4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7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8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9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style:paragraph-properties style:writing-mode="lr-tb"/>
      <style:text-properties style:text-outline="true" fo:hyphenate="false" loext:hyphenation-no-caps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style:paragraph-properties style:writing-mode="lr-tb"/>
      <style:text-properties fo:color="#55215b" loext:opacity="100%" fo:font-size="26pt" fo:text-shadow="none" fo:font-weight="bold" style:font-size-asian="26pt" style:font-weight-asian="bold" style:font-size-complex="26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outline="true" style:text-position="0% 100%"/>
    </style:style>
    <style:style style:name="T3" style:family="text">
      <style:text-properties fo:color="#00a933" loext:opacity="100%" fo:font-size="44pt" style:font-size-asian="44pt" style:font-size-complex="44pt"/>
    </style:style>
    <style:style style:name="T4" style:family="text">
      <style:text-properties fo:color="#00a933" loext:opacity="100%" style:font-name="Liberation Sans1" fo:font-size="44pt" style:font-name-asian="Liberation Sans1" style:font-size-asian="44pt" style:font-name-complex="Liberation Sans1" style:font-size-complex="44pt"/>
    </style:style>
    <style:style style:name="T5" style:family="text">
      <style:text-properties fo:color="#ffff00" loext:opacity="100%" fo:font-size="44pt" style:font-size-asian="44pt" style:font-size-complex="44pt"/>
    </style:style>
    <style:style style:name="T6" style:family="text">
      <style:text-properties fo:color="#ffff00" loext:opacity="100%" style:font-name="Liberation Sans1" fo:font-size="44pt" style:font-name-asian="Liberation Sans1" style:font-size-asian="44pt" style:font-name-complex="Liberation Sans1" style:font-size-complex="44pt"/>
    </style:style>
    <style:style style:name="T7" style:family="text">
      <style:text-properties fo:color="#ff4000" loext:opacity="100%" fo:font-size="44pt" style:font-size-asian="44pt" style:font-size-complex="44pt"/>
    </style:style>
    <style:style style:name="T8" style:family="text">
      <style:text-properties fo:color="#ff4000" loext:opacity="100%" style:font-name="Liberation Sans1" fo:font-size="44pt" style:font-name-asian="Liberation Sans1" style:font-size-asian="44pt" style:font-name-complex="Liberation Sans1" style:font-size-complex="44pt"/>
    </style:style>
    <style:style style:name="T9" style:family="text">
      <style:text-properties fo:color="#3465a4" loext:opacity="100%" fo:font-size="44pt" style:font-size-asian="44pt" style:font-size-complex="44pt"/>
    </style:style>
    <style:style style:name="T10" style:family="text">
      <style:text-properties fo:color="#3465a4" loext:opacity="100%" style:font-name="Liberation Sans1" fo:font-size="44pt" style:font-name-asian="Liberation Sans1" style:font-size-asian="44pt" style:font-name-complex="Liberation Sans1" style:font-size-complex="44pt"/>
    </style:style>
    <style:style style:name="T11" style:family="text">
      <style:text-properties fo:color="#55215b" loext:opacity="100%" fo:font-size="26pt" fo:text-shadow="none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7.94cm" svg:height="3cm" svg:x="0cm" svg:y="4.5cm" presentation:class="title" presentation:user-transformed="true">
          <draw:text-box>
            <text:p text:style-name="P1">Ranking Tasks: Position-Time Graph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velocity:</text:span></text:p>
          </draw:text-box>
        </draw:frame>
        <draw:frame presentation:style-name="pr4" draw:text-style-name="P4" draw:layer="layout" svg:width="23.46cm" svg:height="4.32cm" svg:x="3.17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20.121cm" svg:height="9.525cm" svg:x="0.199cm" svg:y="2.5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5.08cm" svg:height="7.195cm" svg:x="21.59cm" svg:y="3.175cm">
          <draw:text-box>
            <text:p><text:span text:style-name="T3">A </text:span><text:span text:style-name="T4">▲</text:span></text:p>
            <text:p><text:span text:style-name="T5">B </text:span><text:span text:style-name="T6">▼</text:span></text:p>
            <text:p><text:span text:style-name="T7">C </text:span><text:span text:style-name="T8">♦</text:span></text:p>
            <text:p><text:span text:style-name="T9">D </text:span><text:span text:style-name="T10">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velocity:</text:span></text:p>
          </draw:text-box>
        </draw:frame>
        <draw:frame presentation:style-name="pr6" draw:text-style-name="P4" draw:layer="layout" svg:width="23.46cm" svg:height="4.32cm" svg:x="3.17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3" draw:text-style-name="P8" draw:layer="layout" svg:width="5.08cm" svg:height="7.195cm" svg:x="21.59cm" svg:y="3.175cm">
          <draw:text-box>
            <text:p><text:span text:style-name="T3">A </text:span><text:span text:style-name="T4">▲</text:span></text:p>
            <text:p><text:span text:style-name="T5">B </text:span><text:span text:style-name="T6">▼</text:span></text:p>
            <text:p><text:span text:style-name="T7">C </text:span><text:span text:style-name="T8">♦</text:span></text:p>
            <text:p><text:span text:style-name="T9">D </text:span><text:span text:style-name="T10">■</text:span></text:p>
          </draw:text-box>
        </draw:frame>
        <draw:frame draw:style-name="gr2" draw:text-style-name="P5" draw:layer="layout" svg:width="21.59cm" svg:height="10.358cm" svg:x="0cm" svg:y="2.1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velocity:</text:span></text:p>
          </draw:text-box>
        </draw:frame>
        <draw:frame presentation:style-name="pr7" draw:text-style-name="P4" draw:layer="layout" svg:width="23.46cm" svg:height="4.32cm" svg:x="3.17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3" draw:text-style-name="P6" draw:layer="layout" svg:width="5.08cm" svg:height="7.195cm" svg:x="21.59cm" svg:y="3.175cm">
          <draw:text-box>
            <text:p><text:span text:style-name="T3">A </text:span><text:span text:style-name="T4">▲</text:span></text:p>
            <text:p><text:span text:style-name="T5">B </text:span><text:span text:style-name="T6">▼</text:span></text:p>
            <text:p><text:span text:style-name="T7">C </text:span><text:span text:style-name="T8">♦</text:span></text:p>
            <text:p><text:span text:style-name="T9">D </text:span><text:span text:style-name="T10">■</text:span></text:p>
          </draw:text-box>
        </draw:frame>
        <draw:frame draw:style-name="gr2" draw:text-style-name="P5" draw:layer="layout" svg:width="22.026cm" svg:height="10.202cm" svg:x="0cm" svg:y="2.18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velocity:</text:span></text:p>
          </draw:text-box>
        </draw:frame>
        <draw:frame presentation:style-name="pr8" draw:text-style-name="P4" draw:layer="layout" svg:width="23.46cm" svg:height="4.32cm" svg:x="3.17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3" draw:text-style-name="P8" draw:layer="layout" svg:width="5.08cm" svg:height="7.195cm" svg:x="21.59cm" svg:y="3.175cm">
          <draw:text-box>
            <text:p><text:span text:style-name="T3">A </text:span><text:span text:style-name="T4">▲</text:span></text:p>
            <text:p><text:span text:style-name="T5">B </text:span><text:span text:style-name="T6">▼</text:span></text:p>
            <text:p><text:span text:style-name="T7">C </text:span><text:span text:style-name="T8">♦</text:span></text:p>
            <text:p><text:span text:style-name="T9">D </text:span><text:span text:style-name="T10">■</text:span></text:p>
          </draw:text-box>
        </draw:frame>
        <draw:frame draw:style-name="gr2" draw:text-style-name="P5" draw:layer="layout" svg:width="21.59cm" svg:height="10.67cm" svg:x="0cm" svg:y="2.1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6cm" svg:height="2.051cm" svg:x="1cm" svg:y="0.138cm" presentation:class="title" presentation:user-transformed="true">
          <draw:text-box>
            <text:p text:style-name="P1"><text:span text:style-name="T11">Four friends are running a 20-meter race. <text:s/>Write a story that explains what happened, according to the graph.</text:span></text:p>
          </draw:text-box>
        </draw:frame>
        <draw:frame presentation:style-name="pr9" draw:text-style-name="P4" draw:layer="layout" svg:width="23.46cm" svg:height="4.32cm" svg:x="3.17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4" draw:text-style-name="P8" draw:layer="layout" svg:width="6.41cm" svg:height="8.931cm" svg:x="21.59cm" svg:y="3.175cm">
          <draw:text-box>
            <text:p><text:span text:style-name="T3">Joe </text:span><text:span text:style-name="T4">▲</text:span></text:p>
            <text:p><text:span text:style-name="T5">Murr </text:span><text:span text:style-name="T6">▼</text:span></text:p>
            <text:p><text:span text:style-name="T7">Sal </text:span><text:span text:style-name="T8">♦</text:span></text:p>
            <text:p><text:span text:style-name="T9">Q </text:span><text:span text:style-name="T10">■</text:span></text:p>
          </draw:text-box>
        </draw:frame>
        <draw:frame draw:style-name="gr2" draw:text-style-name="P5" draw:layer="layout" svg:width="21.59cm" svg:height="10.16cm" draw:transform="skewX (-0.0143116998663535) translate (-0.146cm 2.54cm)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DejaVu Sans1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2H28M52S</meta:editing-duration>
    <meta:editing-cycles>51</meta:editing-cycles>
    <meta:generator>LibreOffice/7.0.6.2$Linux_X86_64 LibreOffice_project/00$Build-2</meta:generator>
    <dc:title>Blue Curve</dc:title>
    <dc:date>2023-08-17T07:46:12.524646317</dc:date>
    <meta:document-statistic meta:object-count="8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22cm" svg:height="9.526cm" xlink:href="." xlink:type="simple" chart:class="chart:scatter" chart:style-name="ch1">
        <chart:title svg:x="8.324cm" svg:y="0.326cm" chart:style-name="ch2">
          <text:p>Position vs Time</text:p>
        </chart:title>
        <chart:plot-area chart:style-name="ch3" chart:data-source-has-labels="both" svg:x="1.413cm" svg:y="1.295cm" svg:width="18.307cm" svg:height="7.06cm">
          <chart:coordinate-region svg:x="2.034cm" svg:y="1.495cm" svg:width="17.499cm" svg:height="6.213cm"/>
          <chart:axis chart:dimension="x" chart:name="primary-x" chart:style-name="ch4" chartooo:axis-type="auto">
            <chart:title svg:x="9.98cm" svg:y="8.545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5.742cm" chart:style-name="ch7">
              <text:p>Position (m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regression-curve chart:style-name="ch10"/>
            <chart:data-point chart:repeated="11"/>
          </chart:series>
          <chart:series chart:style-name="ch11" chart:values-cell-range-address="local-table.$D$2:.$D$12" chart:label-cell-address="local-table.$D$1" chart:class="chart:scatter">
            <chart:regression-curve chart:style-name="ch12"/>
            <chart:data-point chart:repeated="11"/>
          </chart:series>
          <chart:series chart:style-name="ch13" chart:values-cell-range-address="local-table.$E$2:.$E$12" chart:label-cell-address="local-table.$E$1" chart:class="chart:scatter">
            <chart:regression-curve chart:style-name="ch14"/>
            <chart:data-point chart:repeated="11"/>
          </chart:series>
          <chart:series chart:style-name="ch15" chart:values-cell-range-address="local-table.$F$2:.$F$12" chart:label-cell-address="local-table.$F$1" chart:class="chart:scatter">
            <chart:regression-curve chart:style-name="ch16"/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591cm" svg:height="10.359cm" xlink:href="." xlink:type="simple" chart:class="chart:scatter" chart:style-name="ch1">
        <chart:title svg:x="9.058cm" svg:y="0.343cm" chart:style-name="ch2">
          <text:p>Position vs Time</text:p>
        </chart:title>
        <chart:plot-area chart:style-name="ch3" chart:data-source-has-labels="both" svg:x="1.442cm" svg:y="1.329cm" svg:width="19.718cm" svg:height="7.842cm">
          <chart:coordinate-region svg:x="2.063cm" svg:y="1.528cm" svg:width="18.91cm" svg:height="6.996cm"/>
          <chart:axis chart:dimension="x" chart:name="primary-x" chart:style-name="ch4" chartooo:axis-type="auto">
            <chart:title svg:x="10.715cm" svg:y="9.378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6.167cm" chart:style-name="ch7">
              <text:p>Position (m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regression-curve chart:style-name="ch10"/>
            <chart:data-point chart:repeated="11"/>
          </chart:series>
          <chart:series chart:style-name="ch11" chart:values-cell-range-address="local-table.$D$2:.$D$12" chart:label-cell-address="local-table.$D$1" chart:class="chart:scatter">
            <chart:regression-curve chart:style-name="ch12"/>
            <chart:data-point chart:repeated="11"/>
          </chart:series>
          <chart:series chart:style-name="ch13" chart:values-cell-range-address="local-table.$E$2:.$E$12" chart:label-cell-address="local-table.$E$1" chart:class="chart:scatter">
            <chart:regression-curve chart:style-name="ch14"/>
            <chart:data-point chart:repeated="11"/>
          </chart:series>
          <chart:series chart:style-name="ch15" chart:values-cell-range-address="local-table.$F$2:.$F$12" chart:label-cell-address="local-table.$F$1" chart:class="chart:scatter">
            <chart:regression-curve chart:style-name="ch16"/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027cm" svg:height="10.203cm" xlink:href="." xlink:type="simple" chart:class="chart:scatter" chart:style-name="ch1">
        <chart:title svg:x="9.276cm" svg:y="0.34cm" chart:style-name="ch2">
          <text:p>Position vs Time</text:p>
        </chart:title>
        <chart:plot-area chart:style-name="ch3" chart:data-source-has-labels="both" svg:x="1.451cm" svg:y="1.323cm" svg:width="20.136cm" svg:height="7.695cm">
          <chart:coordinate-region svg:x="2.072cm" svg:y="1.523cm" svg:width="19.328cm" svg:height="6.848cm"/>
          <chart:axis chart:dimension="x" chart:name="primary-x" chart:style-name="ch4" chartooo:axis-type="auto">
            <chart:title svg:x="10.933cm" svg:y="9.222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6.087cm" chart:style-name="ch7">
              <text:p>Position (m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regression-curve chart:style-name="ch10"/>
            <chart:data-point chart:repeated="11"/>
          </chart:series>
          <chart:series chart:style-name="ch11" chart:values-cell-range-address="local-table.$D$2:.$D$12" chart:label-cell-address="local-table.$D$1" chart:class="chart:scatter">
            <chart:regression-curve chart:style-name="ch12"/>
            <chart:data-point chart:repeated="11"/>
          </chart:series>
          <chart:series chart:style-name="ch13" chart:values-cell-range-address="local-table.$E$2:.$E$12" chart:label-cell-address="local-table.$E$1" chart:class="chart:scatter">
            <chart:regression-curve chart:style-name="ch14"/>
            <chart:data-point chart:repeated="11"/>
          </chart:series>
          <chart:series chart:style-name="ch15" chart:values-cell-range-address="local-table.$F$2:.$F$12" chart:label-cell-address="local-table.$F$1" chart:class="chart:scatter">
            <chart:regression-curve chart:style-name="ch16"/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591cm" svg:height="10.671cm" xlink:href="." xlink:type="simple" chart:class="chart:scatter" chart:style-name="ch1">
        <chart:title svg:x="9.058cm" svg:y="0.349cm" chart:style-name="ch2">
          <text:p>Position vs Time</text:p>
        </chart:title>
        <chart:plot-area chart:style-name="ch3" chart:data-source-has-labels="both" svg:x="1.442cm" svg:y="1.341cm" svg:width="19.718cm" svg:height="8.136cm">
          <chart:coordinate-region svg:x="2.063cm" svg:y="1.54cm" svg:width="18.91cm" svg:height="7.29cm"/>
          <chart:axis chart:dimension="x" chart:name="primary-x" chart:style-name="ch4" chartooo:axis-type="auto">
            <chart:title svg:x="10.715cm" svg:y="9.69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6.326cm" chart:style-name="ch7">
              <text:p>Position (m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regression-curve chart:style-name="ch10"/>
            <chart:data-point chart:repeated="11"/>
          </chart:series>
          <chart:series chart:style-name="ch11" chart:values-cell-range-address="local-table.$D$2:.$D$12" chart:label-cell-address="local-table.$D$1" chart:class="chart:scatter">
            <chart:regression-curve chart:style-name="ch12"/>
            <chart:data-point chart:repeated="11"/>
          </chart:series>
          <chart:series chart:style-name="ch13" chart:values-cell-range-address="local-table.$E$2:.$E$12" chart:label-cell-address="local-table.$E$1" chart:class="chart:scatter">
            <chart:regression-curve chart:style-name="ch14"/>
            <chart:data-point chart:repeated="11"/>
          </chart:series>
          <chart:series chart:style-name="ch15" chart:values-cell-range-address="local-table.$F$2:.$F$12" chart:label-cell-address="local-table.$F$1" chart:class="chart:scatter">
            <chart:regression-curve chart:style-name="ch16"/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1cm"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1cm"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up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591cm" svg:height="10.161cm" xlink:href="." xlink:type="simple" chart:class="chart:scatter" chart:style-name="ch1">
        <chart:title svg:x="9.058cm" svg:y="0.339cm" chart:style-name="ch2">
          <text:p>Position vs Time</text:p>
        </chart:title>
        <chart:plot-area chart:style-name="ch3" chart:data-source-has-labels="both" svg:x="1.442cm" svg:y="1.321cm" svg:width="19.718cm" svg:height="7.656cm">
          <chart:coordinate-region svg:x="2.063cm" svg:y="1.52cm" svg:width="18.91cm" svg:height="6.81cm"/>
          <chart:axis chart:dimension="x" chart:name="primary-x" chart:style-name="ch4" chartooo:axis-type="auto">
            <chart:title svg:x="10.715cm" svg:y="9.18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6.066cm" chart:style-name="ch7">
              <text:p>Position (m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regression-curve chart:style-name="ch10"/>
            <chart:data-point chart:repeated="11"/>
          </chart:series>
          <chart:series chart:style-name="ch11" chart:values-cell-range-address="local-table.$D$2:.$D$12" chart:label-cell-address="local-table.$D$1" chart:class="chart:scatter">
            <chart:data-point chart:repeated="7"/>
            <chart:data-point chart:style-name="ch12"/>
            <chart:data-point chart:repeated="3"/>
          </chart:series>
          <chart:series chart:style-name="ch13" chart:values-cell-range-address="local-table.$E$2:.$E$12" chart:label-cell-address="local-table.$E$1" chart:class="chart:scatter">
            <chart:regression-curve chart:style-name="ch14"/>
            <chart:data-point chart:repeated="11"/>
          </chart:series>
          <chart:series chart:style-name="ch15" chart:values-cell-range-address="local-table.$F$2:.$F$12" chart:label-cell-address="local-table.$F$1" chart:class="chart:scatter">
            <chart:data-point chart:repeated="4"/>
            <chart:data-point chart:style-name="ch16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7.5">
                <text:p>17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